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HttpMessageConverter4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writeInternal( Object object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write( Object o , Type type , MediaType contentTyp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canWrite( Type type , Class &lt; ? &gt; clazz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canRead( Type type , Class &lt; ? &gt; contextClass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readInternal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.read( Type type , Class &lt; ? &gt; contextClass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